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fo:text-align="center"/>
    </style:style>
    <style:style style:name="T2" style:parent-style-name="默认段落字体" style:family="text">
      <style:text-properties fo:font-size="14pt" style:font-size-asian="14pt" style:font-size-complex="14pt"/>
    </style:style>
    <style:style style:name="T3" style:parent-style-name="默认段落字体" style:family="text">
      <style:text-properties fo:font-size="14pt" style:font-size-asian="14pt" style:font-size-complex="14pt"/>
    </style:style>
    <style:style style:name="T4" style:parent-style-name="默认段落字体" style:family="text">
      <style:text-properties fo:font-size="14pt" style:font-size-asian="14pt" style:font-size-complex="14pt"/>
    </style:style>
    <style:style style:name="P5" style:parent-style-name="Standard" style:family="paragraph">
      <style:paragraph-properties fo:text-align="center"/>
      <style:text-properties fo:font-size="14pt" style:font-size-asian="14pt" style:font-size-complex="14pt"/>
    </style:style>
    <style:style style:name="T6" style:parent-style-name="默认段落字体" style:family="text">
      <style:text-properties fo:font-size="14pt" style:font-size-asian="14pt" style:font-size-complex="14pt"/>
    </style:style>
    <style:style style:name="T7" style:parent-style-name="默认段落字体" style:family="text">
      <style:text-properties fo:font-size="14pt" style:font-size-asian="14pt" style:font-size-complex="14pt"/>
    </style:style>
  </office:automatic-styles>
  <office:body>
    <office:text text:use-soft-page-breaks="true">
      <text:p text:style-name="P1">Major: Intelligent Science and Technology <text:s text:c="4"/>Name: Liang Jiachen<text:s text:c="10"/>Student ID: 1711523<text:line-break/><text:line-break/><text:span text:style-name="T2">Robot software engineering first assignment</text:span><text:span text:style-name="T3"><text:line-break/></text:span><text:span text:style-name="T4">——Introduce existing service robots; propose ideal robots and explain their functions and meanings.</text:span></text:p>
      <text:p text:style-name="P5"/>
      <text:p text:style-name="Standard"><text:span text:style-name="T6">Part I. Introduction of existing service robots:</text:span></text:p>
      <text:p text:style-name="Standard"><text:line-break/><text:tab/>A robot is generally defined<text:s/>as a computer-programmable machine capable of automatically performing a series of complex actions. The robot is generally divided into an industrial robot and a service robot according to the intended application. The service robot refers to a robot that<text:s/>can perform services that are beneficial to humans and equipment, but does not include industrial manufacturing operations. The International Robot Federation (IFR) divides service robots into two major categories according to their application areas: one<text:s/>is personal / domestic service robots ,such as cleaning robots, educational robots in children's education, etc.; the other is professional Professional Service Robots, such as rehabilitation robots, rescue and security robots, defense robots, underwater robots, etc. The former is a robot for non-commercial services, which is usually suitable for non-professionals; the latter refers to service robots for commercial tasks, which are usually operated by properly trained operators who are selected to start A person who monitors and stops the intended operation of a robot or robotic system.</text:p>
      <text:p text:style-name="Standard"><text:tab/>The service robot has a wide range of applications, mainly engaged in maintenance, repair, transportation, cleaning, security, rescue, and monitoring. In recent years, the development and breakthroughs in artificial intelligence technology have further improved the use experience of service robots. The integration of artificial intelligence technologies such as voice interaction, face recognition, automatic positioning and navigation with robots has continued to deepen, and smart products have been continuously introduced. As an emerging field of the robot industry, service robots are highly integrated with innovative technologies such as intelligence, sensing, networking, and<text:s/>cloud computing. They are combined with the new formats and models of the mobile Internet, providing important information for the promotion of intelligent life and industrial transformation. In addition, due to aging and other factors, the demand for service robots in the Chinese market and in countries around the world is very large. Based on their consumption attributes, industry and academia generally believe that the future service robot market will be a blue ocean market. In the future, The market space for service robots is larger than industrial robots.</text:p>
      <text:p text:style-name="Standard"><text:tab/>Among the many service robots, home robots dominate. The most common of these is the home cleaning robot, which frees people from heavy housework. In addition, the price is not expensive, and it quickly occupied the vast market. Sweeping robots, also known as automatic sweepers, intelligent vacuum cleaners, robotic vacuum cleaners, etc., are a type of smart home appliance that can automatically complete the floor cleaning work in the room by virtue of certain artificial intelligence. Generally, brush sweeping and vacuum methods are used to absorb the ground debris into its own garbage storage box to complete the function of floor cleaning. Generally speaking, robots that perform cleaning, vacuuming, and floor cleaning work are also collectively classified as sweeping robots. The body of the sweeping machine is a wireless machine, which is a disc-type mobile device with automatic technology. It uses a rechargeable battery to operate. The operation method is remote control or the operation panel on the machine. Generally can set time to schedule cleaning and self-charging. There is a sensor in the front to detect obstacles. If it encounters a wall or other obstacles, it will turn on its own and follow different routes set by different manufacturers, such as cleaning along the side, centralized cleaning, and random cleaning. , Straight line cleaning and other paths, supplemented by side brushes, central main brush rotation, rags and other methods to enhance<text:s/>the cleaning effect to complete the anthropomorphic home cleaning effect and achieve planned cleaning of the area.</text:p>
      <text:soft-page-break/>
      <text:p text:style-name="Standard"><text:tab/>Service robots have a history of decades of development, and their technologies and functions are becoming more mature, and many outstanding robots have emerged. The emergence of the robot Sophia shows the great success of the service robot. She is a humanoid robot developed by Hansen Robotics Company in Hong Kong, China, and is the first robot in history to obtain citizenship. Sophia looks like a human female with rubber skin and can express more than 62 facial expressions. Computer algorithms in Sophia's "brain" recognize faces and make eye contact with people. Sophia's skin is made of a ductile material called Frubber, and there are many motors underneath to allow it to make smiles and other actions. Its "brain" uses artificial intelligence and Google speech recognition technology to recognize human faces, understand languages, and remember interactions with humans, so that it can continuously learn and communicate with people as if they were normal humans. Particularity has not yet entered ordinary families. In addition, there are many other home robots that have made breakthroughs and progress. For example, in 2014, Fraunhofer IPA in Germany released the latest series of Care-O-Bot 4 mobile service robots, which are designed to bring service robots into homes or commercial spaces. It is a more complex robot than Care-O bot 1, which was built as a prototype in 1998, Care-O bot 2, which was created in 2002, and Care-O bot 3, which was created in 2010. Care-O-Bot 4 can be used not only as an assistant for picking up and moving, but also for communication and entertainment functions. It has a sensor-driven navigation system that can reach its destination via an optimal route. Care-O-Bot 4's flexibility has been enhanced thanks to the spherical joint design around its neck and hip pivot points. They expand the robot's working space and allow 360-degree rotation of the head and torso. Care-O Bot 4 reduces construction costs and is more adaptable to the environment. Its sensors enable it to detect and pass obstacles. These highly responsive technologies include 3D sensors, laser scanners and stereo vision cameras. The sensor can also identify objects<text:s/>by itself and perform 6D calculations on its position. Service robots include but are not limited to humanoid robots. For example, at the end of 2017, Sony Corporation announced the launch of its latest robot dog, Aibo, which will be officially launched in<text:s/>January 2018. According to Sony, the robot dog "forms emotional bonds with family members, while bringing them love, emotion, and the joy of raising and caring for a companion." It is characterized by a wide range of flexible movements and positive reactions. The dog also develops its own unique personality with its increasingly close relationship with its owner, which can be said to be a robot dog capable of autonomous evolution. The new version of the Aibo robot dog comes with ultra-small 1- and 2-axis actuator configurations, allowing Aibo's compact body to move freely along 22 axes, and also with an infrared distance sensor, memory acceleration sensor, vibration sensor, and electrostatic touch Receptors and many other sensory "organs". The robot dog is<text:s/>flexible and cute, especially its evolutionary performance of continuous memory and learning makes it even more intimate and interesting than real pets, and it can avoid the potential safety hazards that real pets can bring. It is very suitable for accompanying children and Old man.</text:p>
      <text:p text:style-name="Standard"/>
      <text:p text:style-name="Standard"><text:tab/>Service robots, another major category of professional service robots, have relatively high requirements for use, and require trained professionals to be able to play the powerful functions of the robot. Since 1998, the cumulative sales of professional service robots have exceeded 126,000 units, and their sales have been increasing. Among professional service robots, medical robots are among the professional service robots with the greatest growth potential.</text:p>
      <text:p text:style-name="Standard"><text:tab/>Medical robots are<text:s/>the service robots with the highest unit value. As China enters the aging society, the demand for medical robots continues to increase. According to incomplete statistics, there are currently nearly 40 medical robot companies in China, with financing amounts exceeding RMB 800 million. The output value of medical robots is expected to reach 17 billion US dollars by 2025. DaVinci robot is currently the world's most successful surgical robot system. It is designed for the intuitive control of motion, fine tissue operation and 3D high-definition visual ability in the surgical operation of the surgeon, while allowing the surgeon to perform minimally invasive. The structure of the surgery includes a surgeon's console, a patient-side cart, and a high-performance vision system. The DaVinci Surgical System mimics the surgeon's hand movements and is used for instrument control on the console, controlling tiny instruments inside the patient through tiny<text:s/><text:soft-page-break/>incisions. The FDA has approved the use of the DaVinci robotic surgical system for general surgery in adults and children, thoracic surgery, urology, obstetrics and gynecology, head and neck surgery, and heart surgery. The development situation of domestic medical robots is also very good. For example, Harbin Institute of Technology's minimally invasive abdominal surgery machine has been successfully accepted by experts, Tianjin University ’s robots began clinical use in March this year. Meanwhile, with the commercialization of medical robots, some companies are already producing or intend to enter the medical robot sub-sector, including Bo Shi and Xinsong Robots, the leading robot companies.</text:p>
      <text:p text:style-name="Standard"><text:tab/>In addition, professional service robots include field robots, professional cleaning robots, inspection and maintenance robots, construction robots, logistics robots, rescue and security robots, defense robots, underwater robots, powered human external skeletons, common drones, Common mobile platforms. With the continuous improvement of technical level, more professional service robots have entered the fields of banks, restaurants, legal departments, nursing homes, shopping malls and other fields to bring people better and more efficient professional services. For example, in 2014, Future Robot in Korea launched a hotel service robot named FURO. The head of the robot is a display with a beautiful face, which can imitate various expressions. The robot is equipped with multiple sensors that can sense people and obstacles. FURO holds a large display screen, which is convenient for users to<text:s/>book hotels and has a credit card consumption function. In addition to being used for hotel reservations, the robot FURO can also be used in shops and airports to guide people. In the future, robots such as FURO will be improved in all directions and have<text:s/>greater market demand.</text:p>
      <text:p text:style-name="Standard"/>
      <text:p text:style-name="Standard"/>
      <text:p text:style-name="Standard"><text:tab/><text:span text:style-name="T7">PartⅡ. The ideal robot: high intelligence, humane; save resources (space); integration; interconnection with the environment</text:span></text:p>
      <text:p text:style-name="Standard"/>
      <text:p text:style-name="Standard"><text:tab/>First of all, the emergence of robots is to improve people's lives, obey people's will, and whether they can fully and fully understand instructions and perform tasks efficiently is a vital performance indicator for robots. The key to properly understanding tasks depends on the level of intelligence. The robot should have the ability to communicate with people on a daily basis, and it should be more natural, not dependent on a specific question or answer mode, able to understand simplified expressions and learn to record the speaking habits of different people, so that<text:s/>the approach<text:s/>robot contacts user<text:s/>is closer to life and more natural. Users can give relatively high-level instructions to the robot, and even the robot can automatically detect the user's needs. Users can also give the robot relatively low-level instructions, or let the robot fully follow the user's actions. Users can communicate with robots at close range, and can also realize remote interaction through information transmission technologies such as the Internet. The interaction between users and service robots will become more and more<text:s/>humane. Users can interact with the robot through natural and intuitive methods such as voice and gestures, and the robot's feedback to users will be more diversified. The "brain" of robot intelligence cannot be separated from massive amounts of information, and the Internet provides effective solutions for this. The combination of the Internet and robots is an important development direction for service robots. The Internet is equivalent to a huge resource library, which contains a large number of computing resources and information resources. The combination of robots and the Internet is a tool and means to effectively use these resources. Combined with the Internet, it can greatly extend the perception, decision-making, and operation capabilities of service robots, thereby simplifying the user's operation and bringing a better and more user-friendly experience.</text:p>
      <text:p text:style-name="Standard"><text:tab/>Second, the ideal robot should have higher resource utilization efficiency, more powerful endurance capabilities, and support for solar energy recharge. It should not occupy too much space resources and can fold itself when not in working state. Higher energy utilization efficiency is necessary. We expect that robots in the future can perform tasks for a longer time and more tasks, so that users can<text:s/>more safely assign robots to perform complex and difficult tasks. Work without<text:s/><text:soft-page-break/>worrying too much about lack of energy. Having a higher energy utilization efficiency can give the robot greater development space and work potential. In addition, if solar energy can be used to supplement energy, not only can it save resources, but it can also make the robot capable of being outdoors<text:s/>without charging devices<text:s/>and use solar energy to supplement energy to reach the destination, which makes the robot more adaptable<text:s/>to the external environment.</text:p>
      <text:p text:style-name="Standard"><text:tab/>Third, the ideal robot should integrate multiple functions. Users can use one robot to complete multiple tasks, instead of using<text:s/>so<text:s/>many low-level single-function robots at home<text:s/>that both resources and space will be consumed. Robots should be more and more versatile and comprehensive. When users give instructions or show certain needs, robots can automatically organize and arrange and integrate multiple functions to achieve a perfect solution. The ideal robot will become a<text:s/>good helper and good housekeeper for people. Only<text:s/>by<text:s/>one<text:s/>robot, most of the daily needs of users can be met, such as cleaning, chatting, and handling.</text:p>
      <text:p text:style-name="Standard"><text:tab/>Fourth, the ideal robot can interact with the environment more intelligently. The new generation of service robots will be equipped with more diverse and advanced sensing equipment to achieve more robust identification of objects in the environment and more accurate judgment of the state of the environment. Service robots will be able to perform more detailed operations on objects in the environment, thereby providing more services to users. Robots entering the home is not just the development of the robot itself, the home environment is also constantly improving. Through some intelligent transformation of<text:s/>the environment, the functions of robots in its environment can be strengthened. After understanding the user's needs, the robot can issue corresponding instructions to other electrical appliances in its environment. For example, when receiving information<text:s/>that the owner is about to be home, the service robot can turn on the air conditioner in advance, drop the curtains, and make coffee according to the time. Allows users to enjoy comprehensive treatment as soon as they get home. In the future, the service<text:s/>robot and the home environment will form a tight organic intelligence, and interconnection with the environment is a necessary attribute of the robo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Noto Sans CJK SC Regular"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sus</dc:creator>
    <meta:creation-date>2020-02-27T21:04:00Z</meta:creation-date>
    <dc:date>2020-02-28T03:48:00Z</dc:date>
    <meta:template xlink:href="Normal" xlink:type="simple"/>
    <meta:editing-cycles>4</meta:editing-cycles>
    <meta:editing-duration>PT3480S</meta:editing-duration>
    <meta:document-statistic meta:page-count="4" meta:paragraph-count="32" meta:word-count="2399" meta:character-count="16044" meta:row-count="113" meta:non-whitespace-character-count="13677"/>
  </office:meta>
</office:document-meta>
</file>